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1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14"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5"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16"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7"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18"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9"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20"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21"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a2755"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officeooo:rsid="00134c72"/>
    </style:style>
    <style:style style:name="T24" style:family="text">
      <style:text-properties style:text-position="0% 100%"/>
    </style:style>
    <style:style style:name="T25" style:family="text">
      <style:text-properties style:text-position="0% 100%" officeooo:rsid="00134c72"/>
    </style:style>
    <style:style style:name="T26" style:family="text">
      <style:text-properties style:text-position="0% 100%" officeooo:rsid="0014ad18"/>
    </style:style>
    <style:style style:name="T27" style:family="text">
      <style:text-properties style:text-position="0% 100%" fo:font-weight="bold" officeooo:rsid="0014ad18" style:font-weight-asian="bold" style:font-weight-complex="bold"/>
    </style:style>
    <style:style style:name="T28" style:family="text">
      <style:text-properties style:text-position="0% 100%" fo:font-weight="bold" officeooo:rsid="00154cf5" style:font-weight-asian="bold" style:font-weight-complex="bold"/>
    </style:style>
    <style:style style:name="T29" style:family="text">
      <style:text-properties style:text-position="0% 100%" fo:font-weight="bold" officeooo:rsid="0016852d" style:font-weight-asian="bold" style:font-weight-complex="bold"/>
    </style:style>
    <style:style style:name="T30" style:family="text">
      <style:text-properties style:text-position="0% 100%" fo:font-weight="bold" officeooo:rsid="003e7763" style:font-weight-asian="bold" style:font-weight-complex="bold"/>
    </style:style>
    <style:style style:name="T31" style:family="text">
      <style:text-properties style:text-position="0% 100%" officeooo:rsid="00154cf5"/>
    </style:style>
    <style:style style:name="T32" style:family="text">
      <style:text-properties style:text-position="0% 100%" officeooo:rsid="00154cf5" style:font-weight-asian="normal" style:font-weight-complex="normal"/>
    </style:style>
    <style:style style:name="T33" style:family="text">
      <style:text-properties style:text-position="0% 100%" officeooo:rsid="001763ba" style:font-weight-asian="normal" style:font-weight-complex="normal"/>
    </style:style>
    <style:style style:name="T34" style:family="text">
      <style:text-properties style:text-position="0% 100%" officeooo:rsid="00194d15" style:font-weight-asian="normal" style:font-weight-complex="normal"/>
    </style:style>
    <style:style style:name="T35" style:family="text">
      <style:text-properties style:text-position="0% 100%" officeooo:rsid="001ac7c4" style:font-weight-asian="normal" style:font-weight-complex="normal"/>
    </style:style>
    <style:style style:name="T36" style:family="text">
      <style:text-properties style:text-position="0% 100%" officeooo:rsid="001ca0e5" style:font-weight-asian="normal" style:font-weight-complex="normal"/>
    </style:style>
    <style:style style:name="T37" style:family="text">
      <style:text-properties style:text-position="0% 100%" officeooo:rsid="001f3cbd" style:font-weight-asian="normal" style:font-weight-complex="normal"/>
    </style:style>
    <style:style style:name="T38" style:family="text">
      <style:text-properties style:text-position="0% 100%" officeooo:rsid="0020a84f" style:font-weight-asian="normal" style:font-weight-complex="normal"/>
    </style:style>
    <style:style style:name="T39" style:family="text">
      <style:text-properties style:text-position="0% 100%" officeooo:rsid="002137b9" style:font-weight-asian="normal" style:font-weight-complex="normal"/>
    </style:style>
    <style:style style:name="T40" style:family="text">
      <style:text-properties style:text-position="0% 100%" officeooo:rsid="00227abb" style:font-weight-asian="normal" style:font-weight-complex="normal"/>
    </style:style>
    <style:style style:name="T41" style:family="text">
      <style:text-properties style:text-position="0% 100%" officeooo:rsid="002444b5" style:font-weight-asian="normal" style:font-weight-complex="normal"/>
    </style:style>
    <style:style style:name="T42" style:family="text">
      <style:text-properties style:text-position="0% 100%" officeooo:rsid="0024e527" style:font-weight-asian="normal" style:font-weight-complex="normal"/>
    </style:style>
    <style:style style:name="T43" style:family="text">
      <style:text-properties style:text-position="0% 100%" officeooo:rsid="00268c2b" style:font-weight-asian="normal" style:font-weight-complex="normal"/>
    </style:style>
    <style:style style:name="T44" style:family="text">
      <style:text-properties style:text-position="0% 100%" officeooo:rsid="002796e4" style:font-weight-asian="normal" style:font-weight-complex="normal"/>
    </style:style>
    <style:style style:name="T45" style:family="text">
      <style:text-properties style:text-position="0% 100%" officeooo:rsid="002887e2" style:font-weight-asian="normal" style:font-weight-complex="normal"/>
    </style:style>
    <style:style style:name="T46" style:family="text">
      <style:text-properties style:text-position="0% 100%" officeooo:rsid="0029623e" style:font-weight-asian="normal" style:font-weight-complex="normal"/>
    </style:style>
    <style:style style:name="T47" style:family="text">
      <style:text-properties style:text-position="0% 100%" officeooo:rsid="002a6392" style:font-weight-asian="normal" style:font-weight-complex="normal"/>
    </style:style>
    <style:style style:name="T48" style:family="text">
      <style:text-properties style:text-position="0% 100%" officeooo:rsid="002b116c" style:font-weight-asian="normal" style:font-weight-complex="normal"/>
    </style:style>
    <style:style style:name="T49" style:family="text">
      <style:text-properties style:text-position="0% 100%" officeooo:rsid="002ca41d" style:font-weight-asian="normal" style:font-weight-complex="normal"/>
    </style:style>
    <style:style style:name="T50" style:family="text">
      <style:text-properties style:text-position="0% 100%" officeooo:rsid="002e7909" style:font-weight-asian="normal" style:font-weight-complex="normal"/>
    </style:style>
    <style:style style:name="T51" style:family="text">
      <style:text-properties style:text-position="0% 100%" officeooo:rsid="003060ac" style:font-weight-asian="normal" style:font-weight-complex="normal"/>
    </style:style>
    <style:style style:name="T52" style:family="text">
      <style:text-properties style:text-position="0% 100%" fo:font-style="italic" officeooo:rsid="002137b9" style:font-style-asian="italic" style:font-weight-asian="normal" style:font-style-complex="italic" style:font-weight-complex="normal"/>
    </style:style>
    <style:style style:name="T53" style:family="text">
      <style:text-properties style:text-position="0% 100%" officeooo:rsid="003a7381"/>
    </style:style>
    <style:style style:name="T54" style:family="text">
      <style:text-properties style:text-position="0% 100%" officeooo:rsid="003aeaa1"/>
    </style:style>
    <style:style style:name="T55" style:family="text">
      <style:text-properties style:text-position="0% 100%" officeooo:rsid="003c8b24"/>
    </style:style>
    <style:style style:name="T56" style:family="text">
      <style:text-properties style:text-position="0% 100%" officeooo:rsid="003e7763"/>
    </style:style>
    <style:style style:name="T57" style:family="text">
      <style:text-properties style:text-position="0% 100%" officeooo:rsid="003ea79a"/>
    </style:style>
    <style:style style:name="T58" style:family="text">
      <style:text-properties style:text-position="0% 100%" officeooo:rsid="0040a30b"/>
    </style:style>
    <style:style style:name="T59" style:family="text">
      <style:text-properties style:text-position="0% 100%" officeooo:rsid="0040f447"/>
    </style:style>
    <style:style style:name="T60" style:family="text">
      <style:text-properties style:text-position="0% 100%" officeooo:rsid="0042dc30"/>
    </style:style>
    <style:style style:name="T61" style:family="text">
      <style:text-properties style:text-position="0% 100%" officeooo:rsid="00437deb"/>
    </style:style>
    <style:style style:name="T62" style:family="text">
      <style:text-properties style:text-position="0% 100%" officeooo:rsid="0045641b"/>
    </style:style>
    <style:style style:name="T63" style:family="text">
      <style:text-properties style:text-position="0% 100%" officeooo:rsid="0046f80f"/>
    </style:style>
    <style:style style:name="T64" style:family="text">
      <style:text-properties style:text-position="0% 100%" officeooo:rsid="0047d033"/>
    </style:style>
    <style:style style:name="T65" style:family="text">
      <style:text-properties style:text-position="0% 100%" officeooo:rsid="0049c193"/>
    </style:style>
    <style:style style:name="T66" style:family="text">
      <style:text-properties style:text-position="0% 100%" officeooo:rsid="004b23aa"/>
    </style:style>
    <style:style style:name="T67" style:family="text">
      <style:text-properties style:text-position="0% 100%" officeooo:rsid="004cabb6"/>
    </style:style>
    <style:style style:name="T68" style:family="text">
      <style:text-properties style:text-position="0% 100%" officeooo:rsid="004e7dcc"/>
    </style:style>
    <style:style style:name="T69" style:family="text">
      <style:text-properties style:text-position="0% 100%" officeooo:rsid="004fd809"/>
    </style:style>
    <style:style style:name="T70" style:family="text">
      <style:text-properties style:text-position="0% 100%" officeooo:rsid="00502a96"/>
    </style:style>
    <style:style style:name="T71" style:family="text">
      <style:text-properties style:text-position="0% 100%" officeooo:rsid="00513a4f"/>
    </style:style>
    <style:style style:name="T72" style:family="text">
      <style:text-properties style:text-position="0% 100%" officeooo:rsid="00515eb2"/>
    </style:style>
    <style:style style:name="T73" style:family="text">
      <style:text-properties style:text-position="0% 100%" officeooo:rsid="00533fb2"/>
    </style:style>
    <style:style style:name="T74" style:family="text">
      <style:text-properties style:text-position="0% 100%" officeooo:rsid="005422e6"/>
    </style:style>
    <style:style style:name="T75" style:family="text">
      <style:text-properties style:text-position="0% 100%" fo:font-size="10pt" style:font-size-asian="10pt" style:font-size-complex="10pt"/>
    </style:style>
    <style:style style:name="T76" style:family="text">
      <style:text-properties style:text-position="0% 100%" fo:font-size="10pt" officeooo:rsid="00578d1a" style:font-size-asian="10pt" style:font-size-complex="10pt"/>
    </style:style>
    <style:style style:name="T77" style:family="text">
      <style:text-properties style:text-position="0% 100%" fo:font-size="10pt" officeooo:rsid="00578d1f" style:font-size-asian="10pt" style:font-size-complex="10pt"/>
    </style:style>
    <style:style style:name="T78" style:family="text">
      <style:text-properties style:text-position="0% 100%" fo:font-size="10pt" officeooo:rsid="0057ce61" style:font-size-asian="10pt" style:font-size-complex="10pt"/>
    </style:style>
    <style:style style:name="T79" style:family="text">
      <style:text-properties style:text-position="0% 100%" fo:font-size="10pt" officeooo:rsid="005855f1" style:font-size-asian="10pt" style:font-size-complex="10pt"/>
    </style:style>
    <style:style style:name="T80" style:family="text">
      <style:text-properties style:text-position="0% 100%" fo:font-size="10pt" officeooo:rsid="00591fad" style:font-size-asian="10pt" style:font-size-complex="10pt"/>
    </style:style>
    <style:style style:name="T81" style:family="text">
      <style:text-properties style:text-position="0% 100%" fo:font-size="10pt" officeooo:rsid="005920c9" style:font-size-asian="10pt" style:font-size-complex="10pt"/>
    </style:style>
    <style:style style:name="T82" style:family="text">
      <style:text-properties style:text-position="0% 100%" fo:font-size="10pt" officeooo:rsid="005ca54a" style:font-size-asian="10pt" style:font-size-complex="10pt"/>
    </style:style>
    <style:style style:name="T83" style:family="text">
      <style:text-properties style:text-position="0% 100%" fo:font-size="10pt" officeooo:rsid="005fc581" style:font-size-asian="10pt" style:font-size-complex="10pt"/>
    </style:style>
    <style:style style:name="T84" style:family="text">
      <style:text-properties style:text-position="0% 100%" fo:font-size="10pt" officeooo:rsid="0060bd7f" style:font-size-asian="10pt" style:font-size-complex="10pt"/>
    </style:style>
    <style:style style:name="T85" style:family="text">
      <style:text-properties style:text-position="0% 100%" fo:font-size="10pt" officeooo:rsid="00627f18" style:font-size-asian="10pt" style:font-size-complex="10pt"/>
    </style:style>
    <style:style style:name="T86" style:family="text">
      <style:text-properties style:text-position="0% 100%" fo:font-size="10pt" officeooo:rsid="0063d417" style:font-size-asian="10pt" style:font-size-complex="10pt"/>
    </style:style>
    <style:style style:name="T87" style:family="text">
      <style:text-properties style:text-position="0% 100%" fo:font-size="10pt" officeooo:rsid="00658b26" style:font-size-asian="10pt" style:font-size-complex="10pt"/>
    </style:style>
    <style:style style:name="T88" style:family="text">
      <style:text-properties style:text-position="0% 100%" fo:font-size="10pt" officeooo:rsid="006599f8" style:font-size-asian="10pt" style:font-size-complex="10pt"/>
    </style:style>
    <style:style style:name="T89" style:family="text">
      <style:text-properties style:text-position="0% 100%" fo:font-size="10pt" officeooo:rsid="006a8adb" style:font-size-asian="10pt" style:font-size-complex="10pt"/>
    </style:style>
    <style:style style:name="T90" style:family="text">
      <style:text-properties style:text-position="0% 100%" fo:font-size="10pt" officeooo:rsid="006b8b31" style:font-size-asian="10pt" style:font-size-complex="10pt"/>
    </style:style>
    <style:style style:name="T91" style:family="text">
      <style:text-properties style:text-position="0% 100%" fo:font-size="10pt" officeooo:rsid="006b9ba0" style:font-size-asian="10pt" style:font-size-complex="10pt"/>
    </style:style>
    <style:style style:name="T92" style:family="text">
      <style:text-properties style:text-position="0% 100%" fo:font-size="10pt" officeooo:rsid="006c238c" style:font-size-asian="10pt" style:font-size-complex="10pt"/>
    </style:style>
    <style:style style:name="T93" style:family="text">
      <style:text-properties style:text-position="0% 100%" fo:font-size="10pt" officeooo:rsid="006ca2af" style:font-size-asian="10pt" style:font-size-complex="10pt"/>
    </style:style>
    <style:style style:name="T94" style:family="text">
      <style:text-properties style:text-position="0% 100%" fo:font-size="10pt" officeooo:rsid="006cfdea" style:font-size-asian="10pt" style:font-size-complex="10pt"/>
    </style:style>
    <style:style style:name="T95" style:family="text">
      <style:text-properties style:text-position="0% 100%" fo:font-size="10pt" officeooo:rsid="006e4720" style:font-size-asian="10pt" style:font-size-complex="10pt"/>
    </style:style>
    <style:style style:name="T96" style:family="text">
      <style:text-properties style:text-position="0% 100%" fo:font-size="10pt" officeooo:rsid="00712625" style:font-size-asian="10pt" style:font-size-complex="10pt"/>
    </style:style>
    <style:style style:name="T97" style:family="text">
      <style:text-properties style:text-position="0% 100%" fo:font-size="10pt" officeooo:rsid="00715fa9" style:font-size-asian="10pt" style:font-size-complex="10pt"/>
    </style:style>
    <style:style style:name="T98" style:family="text">
      <style:text-properties style:text-position="0% 100%" fo:font-size="10pt" officeooo:rsid="0072e442" style:font-size-asian="10pt" style:font-size-complex="10pt"/>
    </style:style>
    <style:style style:name="T99" style:family="text">
      <style:text-properties style:text-position="0% 100%" fo:font-size="10pt" officeooo:rsid="0073bb5d" style:font-size-asian="10pt" style:font-size-complex="10pt"/>
    </style:style>
    <style:style style:name="T100" style:family="text">
      <style:text-properties style:text-position="0% 100%" fo:font-size="10pt" officeooo:rsid="00756e0c" style:font-size-asian="10pt" style:font-size-complex="10pt"/>
    </style:style>
    <style:style style:name="T101" style:family="text">
      <style:text-properties style:text-position="0% 100%" fo:font-size="10pt" officeooo:rsid="00757e13" style:font-size-asian="10pt" style:font-size-complex="10pt"/>
    </style:style>
    <style:style style:name="T102" style:family="text">
      <style:text-properties style:text-position="0% 100%" fo:font-size="10pt" officeooo:rsid="0076c84f" style:font-size-asian="10pt" style:font-size-complex="10pt"/>
    </style:style>
    <style:style style:name="T103" style:family="text">
      <style:text-properties style:text-position="0% 100%" fo:font-size="10pt" officeooo:rsid="0078345b" style:font-size-asian="10pt" style:font-size-complex="10pt"/>
    </style:style>
    <style:style style:name="T104" style:family="text">
      <style:text-properties style:text-position="0% 100%" fo:font-size="10pt" officeooo:rsid="007895f4" style:font-size-asian="10pt" style:font-size-complex="10pt"/>
    </style:style>
    <style:style style:name="T105" style:family="text">
      <style:text-properties style:text-position="0% 100%" fo:font-size="10pt" officeooo:rsid="007a09ca" style:font-size-asian="10pt" style:font-size-complex="10pt"/>
    </style:style>
    <style:style style:name="T106" style:family="text">
      <style:text-properties style:text-position="0% 100%" fo:font-size="10pt" officeooo:rsid="007abd6f" style:font-size-asian="10pt" style:font-size-complex="10pt"/>
    </style:style>
    <style:style style:name="T107" style:family="text">
      <style:text-properties style:text-position="0% 100%" fo:font-size="10pt" officeooo:rsid="007c4cdf" style:font-size-asian="10pt" style:font-size-complex="10pt"/>
    </style:style>
    <style:style style:name="T108" style:family="text">
      <style:text-properties style:text-position="0% 100%" fo:font-size="10pt" officeooo:rsid="007d13a7" style:font-size-asian="10pt" style:font-size-complex="10pt"/>
    </style:style>
    <style:style style:name="T109" style:family="text">
      <style:text-properties style:text-position="0% 100%" fo:font-size="10pt" officeooo:rsid="007e4276" style:font-size-asian="10pt" style:font-size-complex="10pt"/>
    </style:style>
    <style:style style:name="T110" style:family="text">
      <style:text-properties style:text-position="0% 100%" fo:font-size="10pt" officeooo:rsid="00800634" style:font-size-asian="10pt" style:font-size-complex="10pt"/>
    </style:style>
    <style:style style:name="T111" style:family="text">
      <style:text-properties style:text-position="0% 100%" fo:font-size="10pt" officeooo:rsid="0080ff1b" style:font-size-asian="10pt" style:font-size-complex="10pt"/>
    </style:style>
    <style:style style:name="T112" style:family="text">
      <style:text-properties style:text-position="0% 100%" fo:font-size="10pt" officeooo:rsid="0081d7d9" style:font-size-asian="10pt" style:font-size-complex="10pt"/>
    </style:style>
    <style:style style:name="T113" style:family="text">
      <style:text-properties style:text-position="0% 100%" fo:font-size="10pt" officeooo:rsid="00839ba2" style:font-size-asian="10pt" style:font-size-complex="10pt"/>
    </style:style>
    <style:style style:name="T114" style:family="text">
      <style:text-properties style:text-position="0% 100%" fo:font-size="10pt" officeooo:rsid="00847d0b" style:font-size-asian="10pt" style:font-size-complex="10pt"/>
    </style:style>
    <style:style style:name="T115" style:family="text">
      <style:text-properties style:text-position="0% 100%" fo:font-size="10pt" officeooo:rsid="00856c60" style:font-size-asian="10pt" style:font-size-complex="10pt"/>
    </style:style>
    <style:style style:name="T116" style:family="text">
      <style:text-properties style:text-position="0% 100%" fo:font-size="10pt" officeooo:rsid="0086d767" style:font-size-asian="10pt" style:font-size-complex="10pt"/>
    </style:style>
    <style:style style:name="T117" style:family="text">
      <style:text-properties style:text-position="0% 100%" fo:font-size="10pt" officeooo:rsid="0087b010" style:font-size-asian="10pt" style:font-size-complex="10pt"/>
    </style:style>
    <style:style style:name="T118" style:family="text">
      <style:text-properties style:text-position="0% 100%" fo:font-size="10pt" officeooo:rsid="00896c2a" style:font-size-asian="10pt" style:font-size-complex="10pt"/>
    </style:style>
    <style:style style:name="T119" style:family="text">
      <style:text-properties style:text-position="0% 100%" fo:font-size="10pt" officeooo:rsid="0089d2bf" style:font-size-asian="10pt" style:font-size-complex="10pt"/>
    </style:style>
    <style:style style:name="T120" style:family="text">
      <style:text-properties style:text-position="0% 100%" fo:font-size="10pt" officeooo:rsid="008a37f4" style:font-size-asian="10pt" style:font-size-complex="10pt"/>
    </style:style>
    <style:style style:name="T121" style:family="text">
      <style:text-properties style:text-position="0% 100%" fo:font-size="10pt" officeooo:rsid="008bd542" style:font-size-asian="10pt" style:font-size-complex="10pt"/>
    </style:style>
    <style:style style:name="T122" style:family="text">
      <style:text-properties style:text-position="0% 100%" fo:font-size="10pt" officeooo:rsid="008d9fe7" style:font-size-asian="10pt" style:font-size-complex="10pt"/>
    </style:style>
    <style:style style:name="T123" style:family="text">
      <style:text-properties style:text-position="0% 100%" fo:font-size="10pt" officeooo:rsid="008e75f2" style:font-size-asian="10pt" style:font-size-complex="10pt"/>
    </style:style>
    <style:style style:name="T124" style:family="text">
      <style:text-properties style:text-position="0% 100%" fo:font-size="10pt" officeooo:rsid="008f5d3b" style:font-size-asian="10pt" style:font-size-complex="10pt"/>
    </style:style>
    <style:style style:name="T125" style:family="text">
      <style:text-properties style:text-position="0% 100%" fo:font-size="10pt" officeooo:rsid="00911e5c" style:font-size-asian="10pt" style:font-size-complex="10pt"/>
    </style:style>
    <style:style style:name="T126" style:family="text">
      <style:text-properties style:text-position="0% 100%" fo:font-size="10pt" fo:font-weight="bold" style:font-size-asian="10pt" style:font-weight-asian="bold" style:font-size-complex="10pt" style:font-weight-complex="bold"/>
    </style:style>
    <style:style style:name="T127" style:family="text">
      <style:text-properties style:text-position="0% 100%" fo:font-size="10pt" fo:font-weight="bold" officeooo:rsid="006b8b31" style:font-size-asian="10pt" style:font-weight-asian="bold" style:font-size-complex="10pt" style:font-weight-complex="bold"/>
    </style:style>
    <style:style style:name="T128" style:family="text">
      <style:text-properties style:text-position="0% 100%" fo:font-size="10pt" fo:font-weight="bold" officeooo:rsid="006b9ba0" style:font-size-asian="10pt" style:font-weight-asian="bold" style:font-size-complex="10pt" style:font-weight-complex="bold"/>
    </style:style>
    <style:style style:name="T129" style:family="text">
      <style:text-properties style:text-position="0% 100%" fo:font-size="10pt" fo:font-weight="bold" officeooo:rsid="006c238c" style:font-size-asian="10pt" style:font-weight-asian="bold" style:font-size-complex="10pt" style:font-weight-complex="bold"/>
    </style:style>
    <style:style style:name="T130" style:family="text">
      <style:text-properties style:text-position="0% 100%" fo:font-size="10pt" style:text-underline-style="solid" style:text-underline-width="auto" style:text-underline-color="font-color" officeooo:rsid="0078345b" style:font-size-asian="10pt" style:font-size-complex="10pt"/>
    </style:style>
    <style:style style:name="T131" style:family="text">
      <style:text-properties style:text-position="0% 100%" fo:font-size="10pt" style:text-underline-style="solid" style:text-underline-width="auto" style:text-underline-color="font-color" officeooo:rsid="0076c84f" style:font-size-asian="10pt" style:font-size-complex="10pt"/>
    </style:style>
    <style:style style:name="T132" style:family="text">
      <style:text-properties style:text-position="0% 100%" fo:font-size="10pt" officeooo:rsid="0092760c" style:font-size-asian="8.75pt" style:font-weight-asian="normal" style:font-size-complex="10pt" style:font-weight-complex="normal"/>
    </style:style>
    <style:style style:name="T133" style:family="text">
      <style:text-properties style:text-position="0% 100%" fo:font-size="10pt" officeooo:rsid="0092fd41" style:font-size-asian="8.75pt" style:font-weight-asian="normal" style:font-size-complex="10pt" style:font-weight-complex="normal"/>
    </style:style>
    <style:style style:name="T134" style:family="text">
      <style:text-properties style:text-position="0% 100%" fo:font-size="10pt" officeooo:rsid="00939ffc" style:font-size-asian="8.75pt" style:font-weight-asian="normal" style:font-size-complex="10pt" style:font-weight-complex="normal"/>
    </style:style>
    <style:style style:name="T135" style:family="text">
      <style:text-properties style:text-position="0% 100%" fo:font-size="10pt" officeooo:rsid="0094ca73" style:font-size-asian="8.75pt" style:font-weight-asian="normal" style:font-size-complex="10pt" style:font-weight-complex="normal"/>
    </style:style>
    <style:style style:name="T136" style:family="text">
      <style:text-properties style:text-position="0% 100%" fo:font-size="10pt" officeooo:rsid="00966575" style:font-size-asian="8.75pt" style:font-weight-asian="normal" style:font-size-complex="10pt" style:font-weight-complex="normal"/>
    </style:style>
    <style:style style:name="T137" style:family="text">
      <style:text-properties style:text-position="0% 100%" fo:font-size="10pt" officeooo:rsid="009666d6" style:font-size-asian="8.75pt" style:font-weight-asian="normal" style:font-size-complex="10pt" style:font-weight-complex="normal"/>
    </style:style>
    <style:style style:name="T138" style:family="text">
      <style:text-properties style:text-position="0% 100%" fo:font-size="10pt" officeooo:rsid="00978448" style:font-size-asian="8.75pt" style:font-weight-asian="normal" style:font-size-complex="10pt" style:font-weight-complex="normal"/>
    </style:style>
    <style:style style:name="T139" style:family="text">
      <style:text-properties style:text-position="0% 100%" fo:font-size="10pt" officeooo:rsid="00982dfb" style:font-size-asian="8.75pt" style:font-weight-asian="normal" style:font-size-complex="10pt" style:font-weight-complex="normal"/>
    </style:style>
    <style:style style:name="T140" style:family="text">
      <style:text-properties style:text-position="0% 100%" fo:font-size="10pt" officeooo:rsid="00995312" style:font-size-asian="8.75pt" style:font-weight-asian="normal" style:font-size-complex="10pt" style:font-weight-complex="normal"/>
    </style:style>
    <style:style style:name="T141" style:family="text">
      <style:text-properties style:text-position="0% 100%" fo:font-size="10pt" officeooo:rsid="00998a74" style:font-size-asian="8.75pt" style:font-weight-asian="normal" style:font-size-complex="10pt" style:font-weight-complex="normal"/>
    </style:style>
    <style:style style:name="T142" style:family="text">
      <style:text-properties style:text-position="0% 100%" fo:font-size="10pt" officeooo:rsid="009a2755" style:font-size-asian="8.75pt" style:font-weight-asian="normal" style:font-size-complex="10pt" style:font-weight-complex="normal"/>
    </style:style>
    <style:style style:name="T143" style:family="text">
      <style:text-properties style:text-position="0% 100%" fo:font-size="10pt" officeooo:rsid="009b096d" style:font-size-asian="8.75pt" style:font-weight-asian="normal" style:font-size-complex="10pt" style:font-weight-complex="normal"/>
    </style:style>
    <style:style style:name="T144" style:family="text">
      <style:text-properties style:text-position="0% 100%" fo:font-size="10pt" officeooo:rsid="009c668c" style:font-size-asian="8.75pt" style:font-weight-asian="normal" style:font-size-complex="10pt" style:font-weight-complex="normal"/>
    </style:style>
    <style:style style:name="T145" style:family="text">
      <style:text-properties style:text-position="0% 100%" fo:font-size="12pt" fo:font-weight="bold" officeooo:rsid="0092760c" style:font-size-asian="12pt" style:font-weight-asian="bold" style:font-size-complex="12pt" style:font-weight-complex="bold"/>
    </style:style>
    <style:style style:name="T146" style:family="text">
      <style:text-properties officeooo:rsid="00309066"/>
    </style:style>
    <style:style style:name="T147" style:family="text">
      <style:text-properties officeooo:rsid="0031e387"/>
    </style:style>
    <style:style style:name="T148" style:family="text">
      <style:text-properties officeooo:rsid="003281b4"/>
    </style:style>
    <style:style style:name="T149" style:family="text">
      <style:text-properties officeooo:rsid="0033be92"/>
    </style:style>
    <style:style style:name="T150" style:family="text">
      <style:text-properties officeooo:rsid="0034b777"/>
    </style:style>
    <style:style style:name="T151" style:family="text">
      <style:text-properties officeooo:rsid="00359862"/>
    </style:style>
    <style:style style:name="T152" style:family="text">
      <style:text-properties officeooo:rsid="00373521"/>
    </style:style>
    <style:style style:name="T153" style:family="text">
      <style:text-properties officeooo:rsid="0038ee0f"/>
    </style:style>
    <style:style style:name="T154" style:family="text">
      <style:text-properties officeooo:rsid="003a16a0"/>
    </style:style>
    <style:style style:name="T155" style:family="text">
      <style:text-properties officeooo:rsid="003a7381"/>
    </style:style>
    <style:style style:name="T156"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22/02/2021</text:span><text:span text:style-name="T3"><text:line-break/></text:span><text:span text:style-name="T2">BIOTECNOLOGIA *QUORN (single cell proteins)*</text:span></text:p>
      <text:p text:style-name="P16">Tecnologia che ha a che fare con un microorganismo (batteri, funghi, lieviti).<text:line-break/>Obiettivo: produrre il microorganismo stesso (lo produco per farlo poi lavorare, come i lieviti) o produrre quel microorganismo per fare reazioni chimiche.</text:p>
      <text:p text:style-name="P16">Lieviti: funghi unicellulari, sono in grado di degradare una serie di substrati che altri organismi non sono in grado di fare.</text:p>
      <text:p text:style-name="P16">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16">Microorganismo pacchetto proteico (50% della cellula è fatta da proteine).<text:line-break/>Antibiotico prodotto solo nella fase premorte dell’organismo.</text:p>
      <text:p text:style-name="P16">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16">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16">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1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15"><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5"><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15"><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17"><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18">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19"><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2623306294" text:style-name="L1">
        <text:list-item>
          <text:p text:style-name="P21">Monosaccaridi</text:p>
        </text:list-item>
        <text:list-item>
          <text:p text:style-name="P21">Disaccaridi</text:p>
        </text:list-item>
        <text:list-item>
          <text:p text:style-name="P21">Oligosaccaridi</text:p>
        </text:list-item>
        <text:list-item>
          <text:p text:style-name="P21">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20"><text:soft-page-break/><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text:span><text:soft-page-break/><text:span text:style-name="T2">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text:span><text:soft-page-break/><text:span text:style-name="T2">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text:span><text:soft-page-break/><text:span text:style-name="T2">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text:span><text:soft-page-break/><text:span text:style-name="T2">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text:span><text:soft-page-break/><text:span text:style-name="T2">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text:span><text:soft-page-break/><text:span text:style-name="T2">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text:span><text:soft-page-break/><text:span text:style-name="T2">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text:span><text:soft-page-break/><text:span text:style-name="T2">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trasduzione</text:span><text:span text:style-name="T2">: si prende un fago, un virus portatore di nuove informazioni è in grado di </text:span><text:soft-page-break/><text:span text:style-name="T2">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4"><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text:span><text:soft-page-break/><text:span text:style-name="T2">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text:soft-page-break/>carichiamo a carica nuova e così via</text:p>
      <text:p text:style-name="P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4"><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text:span><text:soft-page-break/><text:span text:style-name="T2">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11">Normalmente NON si opera in condizioni in cui l'ossigeno è il fattore limitante.</text:p>
      <text:p text:style-name="P6">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6"><text:span text:style-name="T12">1)</text:span><text:span text:style-name="T11"> trasferimento dalla fase gas allo strato limite del fase gas</text:span><text:line-break/><text:span text:style-name="T12">2) trasferimento all’interfaccia</text:span></text:p>
      <text:p text:style-name="P7"><text:span text:style-name="T12">3) trasferimento nello strato limite del liquido, </text:span><text:span text:style-name="T13">ci dà la resistenza maggiore (resistenza sul film fluido)</text:span></text:p>
      <text:p text:style-name="P12">4) diffusione nella fase liquida</text:p>
      <text:p text:style-name="P13">5) trasferimento sullo strato cellulare e così entra nella cellula</text:p>
      <text:p text:style-name="P8"><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3">n</text:span><text:span text:style-name="T14">ry.<text:line-break/></text:span><text:span text:style-name="T23">La velocità di trasferimento dipende anche da K</text:span><text:span text:style-name="T16">L</text:span><text:span text:style-name="T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6">d</text:span><text:span text:style-name="T25">e qu</text:span><text:span text:style-name="T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7">metodo del Solfito</text:span><text:span text:style-name="T26">; questo si realizza attraverso la rapida ossidazione del solfito in presenza di cat metallici, reazione molto veloce quindi </text:span><text:span text:style-name="T31">si assume che </text:span><text:span text:style-name="T26">la conc del solfito consumato corrisponde alla conc dell’ossigeno consumato. </text:span><text:span text:style-name="T31">Se l’eccesso del solfito poi è titolato con un metodo iodometrico (aggiunto eccesso di iodio) esso viene retrotitolato. <text:line-break/></text:span><text:soft-page-break/><text:span text:style-name="T31">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28">dynamic “gassing ou</text:span><text:span text:style-name="T29">t</text:span><text:span text:style-name="T28">” method </text:span><text:span text:style-name="T3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3">Altri fattori che influenzano K</text:span><text:span text:style-name="T17">la</text:span><text:span text:style-name="T33"> sono il tipo di microrganismo, che determina le caratteristiche areologiche del nostro sistema (può essere basso per microrganismi filamentosi); densità, vis</text:span><text:span text:style-name="T34">cosità (</text:span><text:span text:style-name="T33">al suo aumentare diminu</text:span><text:span text:style-name="T34">i</text:span><text:span text:style-name="T33">sce </text:span><text:span text:style-name="T34">K</text:span><text:span text:style-name="T18">l</text:span><text:span text:style-name="T34">); composizione della fase liquida e dalla forza ionica (elettroliti in soluzione rendono sistema di bolle più resistente alla coalescenza, quindi aumenta K</text:span><text:span text:style-name="T18">L</text:span><text:span text:style-name="T34">); dalla natura </text:span><text:span text:style-name="T3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6">el</text:span><text:span text:style-name="T35">la usata è 0.3-0.4 kg O</text:span><text:span text:style-name="T19">2</text:span><text:span text:style-name="T35">/kg substrato.<text:line-break/>In cond batch quindi </text:span><text:span text:style-name="T36">il problema è operare proprio a alte conc di O2, l’aria deve essere continuamente alimentata e filtrata per essere sterilizzata. Le fermentazioni batch quindi sono di fatto semi-batch dal punto di vista dell’aria.<text:line-break/></text:span><text:span text:style-name="T35"><text:line-break/></text:span><text:span text:style-name="T37">BIOREATTORI<text:line-break/></text:span><text:span text:style-name="T3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9">I processi biotecnologici si differenziano per il tipo di fermentazione, design del processo e tipo di reattore il quale è scelto per ottimizzare le prestazioni. <text:line-break/></text:span><text:span text:style-name="T52">La funzione principale del reattore è quella di fornire le cond ottime per la crescita e per la formazione del prodotto nel particolare sistema di microrganismi che si sta impiegando.</text:span><text:span text:style-name="T3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9"><text:span text:style-name="T39"><text:line-break/></text:span><text:span text:style-name="T40">L’ottimizzazione di processo fermentazione significa progettare l’unità del fermentatore e dai suoi controllori.<text:line-break/>La configurazione del processo dipend</text:span><text:span text:style-name="T41">e </text:span><text:span text:style-name="T40">da</text:span><text:span text:style-name="T41">l tipo di organismo: cellule animali/vegetali, massa microbica o enzimi solubili/immobilizzati. Dal tipo di reattore: batch, continuo, semi-bach, plug-flow. Dipende anche dai fattori economici: valore del prodotto, parametri del processo.<text:line-break/></text:span><text:span text:style-name="T4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3">passando per</text:span><text:span text:style-name="T42"> </text:span><text:span text:style-name="T43">scala pilota per arrivare a scala industriale.<text:line-break/>Quindi un fermentatore può essere anaerobico o aerobico, di questo utiilizziamo i CSTR, reattori air-lift oppure sistemi immobilizzati.<text:line-break/><text:line-break/></text:span><text:soft-page-break/><text:span text:style-name="T44">TIPI DI FERMENTATORI</text:span><text:span text:style-name="T4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4">i nutrienti compensato da successive aggiunte</text:span><text:span text:style-name="T38">. </text:span><text:span text:style-name="T44">È comunque un sistema chiuso in cui non ho flussi continui.<text:line-break/>CONTINUI: gli organismi e i loro nutrienti sono caricati continuamente nel reattore.</text:span><text:span text:style-name="T32"><text:line-break/><text:line-break/>Lo</text:span><text:span text:style-name="T4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6">Un altro modo di organizzare i reattori è in base a come </text:span><text:span text:style-name="T47">è</text:span><text:span text:style-name="T46"> organizzati </text:span><text:span text:style-name="T47">la fase biologica;</text:span><text:span text:style-name="T46"> </text:span><text:span text:style-name="T47">gli organismi </text:span><text:span text:style-name="T46"><text:s/>possono essere sospesi in brodo di coltura sia cellule individuali oppure fiocchi e aggregati </text:span><text:span text:style-name="T47">oppure la fase biologica può essere supportata e immobilizzata.<text:line-break/>Abbiamo quindi i reattori a per</text:span><text:span text:style-name="T48">colamento </text:span><text:span text:style-name="T49">tipici</text:span><text:span text:style-name="T47"> per la produzione dell’aceto </text:span><text:span text:style-name="T49">oppure i trattamenti a letto fluidizzato </text:span><text:span text:style-name="T50">utilizzati per le acque reflue.</text:span><text:span text:style-name="T49"><text:line-break/>Un fermentatore deve </text:span><text:span text:style-name="T50">evitare l’ingresso di microrganismi, mantenere la selettività richiesta, mantenere un volume costante, mantenere un volume di brodo di coltura costante, conc di ossigeno disciolto più alta della conc critica, deve contr</text:span><text:span text:style-name="T5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146">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147">(parametri fisici come T e P e parametri chimici come il pH) </text:span><text:span text:style-name="T146">richieste per la crescita della biomassa e quindi per una buona resa del prodotto.<text:line-break/></text:span></text:p>
      <text:p text:style-name="P10"><text:span text:style-name="T148">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149">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150">In assenza di carica microbica la velocità dell’ossigeno può essere stimata con il metodo dei solfiti.<text:line-break/>Il sodio solfito è un agente riducente che reagisce con l’O2 disciolto in presenza di cat metallico a dare solfato di sodio. </text:span><text:span text:style-name="T151">Misurando la velocità di ossidazione del solfito misuriamo la velocità di trasporto dell’O2.<text:line-break/>Il coefficiente di trasporto di massa dell’O</text:span><text:span text:style-name="T20">2</text:span><text:span text:style-name="T151"> può essere calcolato mediante la velocità di trasporto dell’ossigeno e della sua solubilità. </text:span><text:span text:style-name="T152">Necessario avere dei sensori che misurino l’ossigeno disciolto.<text:line-break/><text:line-break/>BATCH: Parto da una conc di substrato, questo si consuma e quindi la sua conc si riduce.</text:span><text:span text:style-name="T151"><text:line-break/></text:span><text:span text:style-name="T152">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text:span><text:soft-page-break/><text:span text:style-name="T152">di birra e aceto. </text:span><text:span text:style-name="T153">Microrganismi fluidizzati dalla corrente entrante in </text:span><text:span text:style-name="T154">maniera</text:span><text:span text:style-name="T153"> sufficiente </text:span><text:span text:style-name="T154">per</text:span><text:span text:style-name="T153"> vincere le forze gravitazionali </text:span><text:span text:style-name="T154">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155">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156">3</text:span><text:span text:style-name="T53">).<text:line-break/>I sistemi per i substrati liquidi invece sono molto bassi, per reattori da laboratorio (piccola scala) si intendono anche semplicemente delle beute.<text:line-break/></text:span><text:span text:style-name="T5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Per sistemi a substrato liquido ad alto volume si passa a bioreattori con agitazione meccanica.<text:line-break/></text:span><text:span text:style-name="T5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0">STR</text:span><text:span text:style-name="T56">, permette una buona agitazione, costano molto (costi elevati di energia e costi dovuti a sterilizzazione).<text:line-break/></text:span><text:span text:style-name="T5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58"><text:line-break/><text:line-break/></text:span><text:span text:style-name="T59">12/04/2021<text:line-break/></text:span><text:span text:style-name="T60">REATTORI AGITATI<text:line-break/></text:span><text:span text:style-name="T61">Le caratteristiche reologiche del fluido possono essere newtoniane (viscosità costante per qualsiasi agitazione), non newtoniani </text:span><text:span text:style-name="T62">(viscosità funzione della velocità di agitazione, pseudoplastici e fluidi dilatanti) </text:span><text:span text:style-name="T63">oppure viscoelastici (al di sopra dello sforzo limite il materiale può essere fatto scorrere).<text:line-break/></text:span><text:soft-page-break/><text:span text:style-name="T64">La maggior parte dei batteri dà comportamento newtoniano mentre i funghi caratterizzati da ifee e materiali polimerici hanno comportamento non newtoniano.<text:line-break/>La viscosità </text:span><text:span text:style-name="T65">del mezzo di crescita </text:span><text:span text:style-name="T64">influenza l’efficienza dell’agitazione.<text:line-break/></text:span><text:span text:style-name="T65">E’ necessario ottimizzare la forma, dimensione e il numero degli agitatori. </text:span><text:span text:style-name="T63"><text:line-break/></text:span><text:span text:style-name="T66">Lo sforzo di taglio che viene esercitato dal sistema di agitazione determina le dimensioni delle bolle. <text:line-break/></text:span><text:span text:style-name="T67">Gli elementi di agitazione possono impartire un flusso assiale o radiale </text:span><text:span text:style-name="T6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turbina Rushton </text:span><text:span text:style-name="T6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68">. Possiamo allora usare 2 sistemi di agitazioni diversi per esempio turbina in basso e elica in alto.<text:line-break/>Il motore può essere posizionato in alto </text:span><text:span text:style-name="T69">o in basso, metterlo in alto è </text:span><text:span text:style-name="T68">più costoso perché necessario supportare l’albero per evitare rottura, normalmente la velocità di rotazione è mantenuta non più del 75% della velocità critica </text:span><text:span text:style-name="T69">di instabilità </text:span><text:span text:style-name="T68">d</text:span><text:span text:style-name="T69">ell’</text:span><text:span text:style-name="T68">asse per evitare fenomeni di vibrazione </text:span><text:span text:style-name="T6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0">g</text:span><text:span text:style-name="T69">iarle a lungo termine e che possono causare delle perdite nel sistema di tenute.<text:line-break/>I frangiflutti aumentano l'omogeneità del sistema reagente e aumentano l</text:span><text:span text:style-name="T70">a </text:span><text:span text:style-name="T69">potenza che è possibile trasferire tramite agitazione, servono ad aumentare la turbolenza.<text:line-break/></text:span><text:span text:style-name="T7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3">(e delle bolle) </text:span><text:span text:style-name="T72">non è così importante se si ha un buon sistema di agitazione.<text:line-break/></text:span><text:span text:style-name="T73">Lo sparger toroidale permette di trasportare una maggiore quantità di aria al reattore, è fatto con un tubo perforato, è più facile da pulire rispetto a membrane porose ed è meno soggetto a sporcamento e a bloccaggio della poros</text:span><text:span text:style-name="T74">i</text:span><text:span text:style-name="T73">tà. </text:span><text:span text:style-name="T74">Le </text:span><text:soft-page-break/><text:span text:style-name="T74">bolle vengono poi disperse all’interno del reattore e la dimensione delle bolle viene ridotta dal sistema di agitazione.</text:span></text:p>
      <text:p text:style-name="P22">Normalmente la posizione dello sparger è fissa → più facile la costruzione del reattore.</text:p>
      <text:p text:style-name="P3"><text:span text:style-name="T7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4"><text:line-break/></text:span><text:span text:style-name="T76">Il processo di sterilizzazione deve coinvolgere tutte le linee comprese quelle di campionamento, tutti i porti di strumentazioni, i sistemi di misura e tutti i sensori associati al reattore.</text:span></text:p>
      <text:p text:style-name="P4"><text:span text:style-name="T75">È poi necessario anche sterilizzare l’aria in ingresso e l’aria in uscità.<text:line-break/>Il sistema non deve permettere la fuoriuscità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7">il</text:span><text:span text:style-name="T75"> fluido di reazione.<text:line-break/></text:span><text:span text:style-name="T77">Durante tutte le fasi del processo il bioreattore deve essere mantenuto sotto pressione per evitare ingresso di contaminanti nel reattore. </text:span><text:span text:style-name="T7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79">ne</text:span><text:span text:style-name="T78"> e danneggiamento del reattore</text:span><text:span text:style-name="T79">)</text:span><text:span text:style-name="T78">. Lo schiumeggiamento è dovuto alla presenza di tensioattivi. </text:span><text:span text:style-name="T79">La schiuma può essere controllata con agenti antischiuma (es. poliglicoli polimerici a blocchi oppure polimeri siliconici </text:span><text:span text:style-name="T80">o</text:span><text:span text:style-name="T79"> oli vegetali). </text:span><text:span text:style-name="T80">L’antischiuma</text:span><text:span text:style-name="T79"> ha il compito di far coalescere </text:span><text:span text:style-name="T80">le bolle → se abbiamo troppa antischiuma diminuiamo l’OTR perché diminuiamo la sup di scambio. Quindi l’antischiuma deve essere dosato nella quantità necessaria. È necessario un sistema di misurazione del livello di schiuma.<text:line-break/></text:span><text:span text:style-name="T81">La risposta del sistema all’aggiunta di un antischiuma dipende dal mezzo di reazione.<text:line-break/></text:span><text:span text:style-name="T8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83">Tipicamente questi reattori sono dei recipienti cilindrici con basi ellittiche, questa base rispetto a quella piana ha dei </text:span><text:soft-page-break/><text:span text:style-name="T83">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23"><text:span text:style-name="T7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6">condensazione</text:span><text:span text:style-name="T75"> all’interno del filtro contaminandolo </text:span><text:span text:style-name="T8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5"><text:line-break/></text:span><text:span text:style-name="T8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88">Un’altra possibilità per diminuire lo shear stress è immobilizzare in un substrato la massa biologica.<text:line-break/><text:line-break/>BIOCATALIZZATORI<text:line-break/></text:span><text:soft-page-break/><text:span text:style-name="T88">2 tipi di biocatalizzatori sono utilizzati più frequentemente nella produzione industriale: gli enzimi e le cellule o i microrganismi.<text:line-break/></text:span><text:span text:style-name="T89">Cellule e microrganismi utilizzati in operazioni di fermentazione, enzimi in bioconversione e biocatalisi.<text:line-break/>I processi di fermentazione coinvolgono la crescita di microrganismi o di cellule </text:span><text:span text:style-name="T90">che catalizzano il processo → processo autocatalitico.</text:span><text:span text:style-name="T89"> </text:span><text:span text:style-name="T9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23"><text:span text:style-name="T90">Ci sono metodi chimici e metodi fisici per immobilizzare gli enzimi.<text:line-break/><text:line-break/>METODI CHIMICI:</text:span></text:p>
      <text:p text:style-name="P24"><text:span text:style-name="T127">Legame chimico covalente</text:span><text:span text:style-name="T9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1">u</text:span><text:span text:style-name="T90">elli NON co</text:span><text:span text:style-name="T91">inv</text:span><text:span text:style-name="T90">olti nell’attivi</text:span><text:span text:style-name="T91">t</text:span><text:span text:style-name="T90">à catalitica e nemmeno vicini per evitare inter</text:span><text:span text:style-name="T91">a</text:span><text:span text:style-name="T90">zione steriche. Il processo è completato in due fasi: attivazione del supporto (ad area superficiale elevata), l’adsorbimento e la reazione dell’enzima sul supporto.<text:line-break/></text:span><text:span text:style-name="T127">Reticolazione</text:span><text:span text:style-name="T90"> con reagenti polifunzionali (tipicamente aldeidi). Le particelle vengono reticolate e formano una sorta di gel </text:span><text:span text:style-name="T9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28">Inclusione in fibre vuote o porose.<text:line-break/></text:span><text:span text:style-name="T129">I</text:span><text:span text:style-name="T128">nclusione in un gel polimerico</text:span><text:span text:style-name="T91">, si aggiunge l’enzima ad una soluzione di monomeri e poi inizia la polimerizzazione.<text:line-break/></text:span><text:span text:style-name="T129">Incapsulazione</text:span><text:span text:style-name="T92">, l’enzima viene inglobato in capsule di dimensioni micrometriche gatte di materiale poroso, permette il trasporto del substrato e del prodotto ma non dell’enzima. All’interno della capsula l’enzima è in soluzione.</text:span></text:p>
      <text:p text:style-name="P25"><text:span text:style-name="T9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6">Reattori aerati ma non agitati</text:span><text:span text:style-name="T92"><text:line-break/></text:span><text:span text:style-name="T93">BUBBLE COLUMN REACTORS (BCR)</text:span><text:span text:style-name="T92"><text:line-break/></text:span><text:span text:style-name="T9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oft-page-break/><text:span text:style-name="T94">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5">funzione</text:span><text:span text:style-name="T94"> </text:span><text:span text:style-name="T95">del</text:span><text:span text:style-name="T94">le esigenze </text:span><text:span text:style-name="T95">di trasferimento del</text:span><text:span text:style-name="T94"> calore.<text:line-break/></text:span><text:span text:style-name="T95">L’effetto del draft tube è che aumenta la mix assiale, genera una circolazione del fluido all’interno del reattore e riduce la coalescenza delle bolle per effetto della circolazione.<text:line-break/></text:span><text:span text:style-name="T96">Nei reattori air-lift ci sono 3 regioni: air-riser, down-comer e zona di liberazione delle bolle e abbattimento della schiuma.<text:line-break/>Il riser </text:span><text:span text:style-name="T9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9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99">del diametro di reattore nella zona di disengagement abbassa la velocità delle volle e questo aiuta alla separazione dei gas dal liquido; </text:span><text:span text:style-name="T100">l</text:span><text:span text:style-name="T99">e bolle avendo velocità più bassa abbassano la possibilità di formazione di aerosol cioè trascinamento d</text:span><text:span text:style-name="T100">i goccioline di liquido nell’aria in uscita e quindi evita possibilità di contaminazione del filtro dell’aria d’uscita. </text:span><text:span text:style-name="T102">Anche i</text:span><text:span text:style-name="T100">l flusso assiale </text:span><text:span text:style-name="T101">che viene g</text:span><text:span text:style-name="T100">enerato</text:span><text:span text:style-name="T101"> aiuta alla riduzione della formazione di schiuma.<text:line-break/></text:span><text:span text:style-name="T102">I </text:span><text:span text:style-name="T131">vantaggi</text:span><text:span text:style-name="T102"> di un air-lift è che </text:span><text:span text:style-name="T103">sono a</text:span><text:span text:style-name="T102"> basso shear, possono essere utilizzati organismi sensibili agli effetti di sforzi di taglio (cellule animali o vegetali), non c’è agitazione quindi </text:span><text:span text:style-name="T103">è </text:span><text:span text:style-name="T102">più facile mantenere </text:span><text:span text:style-name="T103">la</text:span><text:span text:style-name="T102"> sterilità del sistema.</text:span></text:p>
      <text:p text:style-name="P26"><text:span text:style-name="T102">Non ho problemi </text:span><text:span text:style-name="T103">delle</text:span><text:span text:style-name="T102"> tenute d</text:span><text:span text:style-name="T10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30">svantaggi</text:span><text:span text:style-name="T10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5">si cerca</text:span><text:span text:style-name="T104"> di mantenere una maggiore omogeneità del flusso reagente.<text:line-break/></text:span><text:span text:style-name="T105">I reattori air-lift tendono a non avere una zona di sforzi di taglio elevati in prossimità delle pale, questo limita il possibile danneggiamento dei microrganismi <text:s/>e aumenta la loro produttività rispetto ai reattori agitati.</text:span><text:span text:style-name="T107"><text:line-break/><text:line-break/>REATTORI <text:s/>A LETTO IMPACCATO</text:span><text:span text:style-name="T105"><text:line-break/></text:span><text:span text:style-name="T108">Sono reattori nella quale è presente una fase solida che sia un supporto sulla quale sono immobilizzate cellule/enzimi assieme ad un eluente. Il volume del reattore può essere riempito interamente da fattori di riempimento e dal liquido.</text:span><text:span text:style-name="T94"><text:line-break/></text:span><text:span text:style-name="T109">Normalmente i reattori aerobici sono organizzati in maniera tale che il liquido sgoccioli, lambendo le particelle solide, in controcorrente alla corrente di fase di gas che scorre dal basso verso l’alto.</text:span></text:p>
      <text:p text:style-name="P26"><text:span text:style-name="T10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1">del fluido </text:span><text:span text:style-name="T109">all’interno del reattore.<text:line-break/><text:line-break/>REATTORI </text:span><text:span text:style-name="T110">TRICKLE-BED</text:span><text:span text:style-name="T92"><text:line-break/></text:span><text:soft-page-break/><text:span text:style-name="T11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1"><text:line-break/></text:span><text:span text:style-name="T112">REATTORI A LETTO FISSO<text:line-break/>I microrganismi sono immobilizzati per </text:span><text:span text:style-name="T113">adsorbimento o per</text:span><text:span text:style-name="T112"> incapsulazione. </text:span><text:span text:style-name="T11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27"><text:span text:style-name="T75">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4">di p</text:span><text:span text:style-name="T75">ossono essere sostenute all’interno del fluido, la fluidizzazione delle particelle solide nel reattore fa sì che l</text:span><text:span text:style-name="T114">e sup delle particell</text:span><text:span text:style-name="T115">e</text:span><text:span text:style-name="T114"> vengano continuamente ricambiate e quindi aumentando il coefficiente di trasferimento di massa.<text:line-break/>I letti flu</text:span><text:span text:style-name="T115">i</text:span><text:span text:style-name="T114">di possono essere bifasici (nel caso di sistemi non aerati) o tifrasi</text:span><text:span text:style-name="T115">ci</text:span><text:span text:style-name="T114"> (sistemi aerati con sparger).<text:line-break/>Usati per impianti di trattamento di acque reflue.<text:line-break/>Vengono utilizzate cellule animali, sono intrappolate in geli o incapsulati all’interno di microcapsule.<text:line-break/></text:span><text:span text:style-name="T11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6">SISTEMI A CELLULE FLOCCULATE<text:line-break/></text:span><text:span text:style-name="T117">Sono sistemi nei quali le cellule sono trattenute </text:span><text:span text:style-name="T118">nel</text:span><text:span text:style-name="T117"> reattore in quanto formano dei fiocchi.<text:line-break/>Durante la reazione le cellule coagulano e precipitano sul fondo del reattore.<text:line-break/></text:span><text:span text:style-name="T118">S</text:span><text:span text:style-name="T117">ono sistemi normalmente usati per il trattamento anaerobico di acque reflue. In questi processi anaerobici i batteri </text:span><text:span text:style-name="T118">metanogenici</text:span><text:span text:style-name="T117"> hanno una tendenza </text:span><text:span text:style-name="T118">naturale</text:span><text:span text:style-name="T117"> a flocculare, si formano fiocchi che vengono agitati </text:span><text:span text:style-name="T118">dal rilascio dei gas do</text:span><text:span text:style-name="T119">v</text:span><text:span text:style-name="T118">uti alla fermentazione (CH4 e CO2). I sistemi flocculati di grande dimensione sono usati per la digestione anaerobica di acque di scarico industriali </text:span><text:span text:style-name="T119">ad alta carica</text:span><text:span text:style-name="T118"> inquinant</text:span><text:span text:style-name="T119">e.<text:line-break/>Questi reattori sono frequentemente a forma ellittica (forma di uovo) perché così si migliora il movimento dei fiocchi all’interno del reattore senza presenza di zone morte.<text:line-break/></text:span><text:span text:style-name="T115"><text:line-break/></text:span><text:span text:style-name="T120">SISTEMI A RICI</text:span><text:span text:style-name="T12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28"><text:span text:style-name="T12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2">È</text:span><text:span text:style-name="T121"> necessario evitare lo stripping delle cellule dalla sup del substrato e evitare il danneggiamento del supporto che porterebbe a una separazione degli organismi dal supporto.</text:span><text:span text:style-name="T122"> </text:span><text:span text:style-name="T121"><text:line-break/><text:line-break/>REATTORI A MEMBRANA<text:line-break/></text:span><text:soft-page-break/><text:span text:style-name="T121">Caratteristica fondamentale: presenza di una membrana </text:span><text:span text:style-name="T123">semi </text:span><text:span text:style-name="T121">permeabile </text:span><text:span text:style-name="T12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29"><text:span text:style-name="T12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5"><text:line-break/></text:span><text:span text:style-name="T12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45">DESIGN DEL BIOREATTORE<text:line-break/></text:span><text:span text:style-name="T132">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33">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34">Fondamentali sono le operazioni di sterilizzazione,</text:span><text:span text:style-name="T135"> il recipiente e tutte le linee che portano al recipiente devono essere sterilizzabili. Le tubazioni a contatto con il fluido di processo inclusi additivi e agenti antischiuma e tutto ciò che possono </text:span><text:span text:style-name="T136">fornire delle vie di ingresso devono </text:span><text:span text:style-name="T137">essere sterilizzate </text:span><text:span text:style-name="T138">in qualsiasi movimento durante la fermentazione</text:span><text:span text:style-name="T137">.<text:line-break/></text:span><text:span text:style-name="T138">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39"><text:line-break/></text:span><text:span text:style-name="T140">La progettazione di un fermentatore inizia con il prendere in carico l’esigenza del </text:span><text:span text:style-name="T141">processo riguardo al trasferimento (trasporto di O2, calore, miscelazione e necessita di potenza all’agitatore). Il trasferimento di massa <text:s/>e il trasferimento di Q e la mix del fluido dipendono dalle caratteristiche reologiche del mezzo.<text:line-break/></text:span><text:soft-page-break/><text:span text:style-name="T141">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42">La P totale e la frazione molare di O2 influenzano la P parziale dell’O2. Aumento della p</text:span><text:span text:style-name="T143">o</text:span><text:span text:style-name="T142">rtata di gas aumenta la frazione in uscita e quindi aumenta la forza motrice.<text:line-break/></text:span><text:span text:style-name="T143">Equazioni usate come guide qualitative o semi quantitative, sono valide solo a condizioni simili <text:s/>a quelle che hanno portato alla loro formazione. Sono relazioni che non scalano molto bene.<text:line-break/></text:span><text:span text:style-name="T144">02:41:13</text:span><text:span text:style-name="T143"><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7T12:21:02.575000000</dc:date>
    <meta:editing-duration>PT2H15M31S</meta:editing-duration>
    <meta:editing-cycles>14</meta:editing-cycles>
    <meta:generator>LibreOffice/7.1.3.2$Windows_X86_64 LibreOffice_project/47f78053abe362b9384784d31a6e56f8511eb1c1</meta:generator>
    <meta:document-statistic meta:table-count="0" meta:image-count="0" meta:object-count="0" meta:page-count="48" meta:paragraph-count="57" meta:word-count="32843" meta:character-count="217604" meta:non-whitespace-character-count="184279"/>
  </office:meta>
</office:document-meta>
</file>